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9.239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44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13.503cm"/>
    </style:style>
    <style:style style:name="co12" style:family="table-column">
      <style:table-column-properties fo:break-before="auto" style:column-width="14.76cm"/>
    </style:style>
    <style:style style:name="co13" style:family="table-column">
      <style:table-column-properties fo:break-before="auto" style:column-width="4.662cm"/>
    </style:style>
    <style:style style:name="co14" style:family="table-column">
      <style:table-column-properties fo:break-before="auto" style:column-width="4.494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This spreadsheet contains a list of flowers and companion plants.</text:p>
          </table:table-cell>
          <table:table-cell table:number-columns-repeated="12"/>
        </table:table-row>
        <table:table-row table:style-name="ro1">
          <table:table-cell office:value-type="string">
            <text:p>Flowers are beneficial to vegetable plots as they help to bring in pollinators (wild bees, bumblebees, ...).</text:p>
          </table:table-cell>
          <table:table-cell table:number-columns-repeated="12"/>
        </table:table-row>
        <table:table-row table:style-name="ro1">
          <table:table-cell office:value-type="string">
            <text:p>Companion plants help vegetables if planted near them. Only companion plant species are selected that are not a vegetable in itself, so that</text:p>
          </table:table-cell>
          <table:table-cell table:number-columns-repeated="12"/>
        </table:table-row>
        <table:table-row table:style-name="ro1">
          <table:table-cell office:value-type="string">
            <text:p>the companion plants can be sown in plots with vegetables that belong to the same family and so that crop rotation is not hindered.</text:p>
          </table:table-cell>
          <table:table-cell table:number-columns-repeated="12"/>
        </table:table-row>
        <table:table-row table:style-name="ro2">
          <table:table-cell office:value-type="string">
            <text:p>See <text:a xlink:href="https://en.wikipedia.org/wiki/List_of_companion_plants">https://en.wikipedia.org/wiki/List_of_companion_plants</text:a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Latin name</text:p>
          </table:table-cell>
          <table:table-cell office:value-type="string">
            <text:p>A/B/P (*1)</text:p>
          </table:table-cell>
          <table:table-cell office:value-type="string">
            <text:p>M/D (*2)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 (*3)</text:p>
          </table:table-cell>
          <table:table-cell office:value-type="string">
            <text:p>cultivar</text:p>
          </table:table-cell>
          <table:table-cell office:value-type="string">
            <text:p>If companion plant, combines with</text:p>
          </table:table-cell>
          <table:table-cell office:value-type="string">
            <text:p>sunshine requirements (*5)</text:p>
          </table:table-cell>
          <table:table-cell office:value-type="string">
            <text:p>soil requirements (*6)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marigold (common)</text:p>
          </table:table-cell>
          <table:table-cell office:value-type="string">
            <text:p>Matricaria chamomilla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brassicas, cucumber, onion, melon, wheat</text:p>
          </table:table-cell>
          <table:table-cell table:number-columns-repeated="2"/>
          <table:table-cell office:value-type="string">
            <text:p>Germany</text:p>
          </table:table-cell>
        </table:table-row>
        <table:table-row table:style-name="ro1">
          <table:table-cell/>
          <table:table-cell office:value-type="string">
            <text:p>marigold</text:p>
          </table:table-cell>
          <table:table-cell office:value-type="string">
            <text:p>Tagetes patula, Tagetes erecta, Tagetes minuta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solanaceae, cucurbits, alliums, brassicas, potatoes</text:p>
          </table:table-cell>
          <table:table-cell table:number-columns-repeated="2"/>
          <table:table-cell office:value-type="string">
            <text:p>Mexico, Guatemala</text:p>
          </table:table-cell>
        </table:table-row>
        <table:table-row table:style-name="ro1">
          <table:table-cell/>
          <table:table-cell office:value-type="string">
            <text:p>tansy</text:p>
          </table:table-cell>
          <table:table-cell office:value-type="string">
            <text:p>Tanacetum vulgare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brassicas, cucurbits</text:p>
          </table:table-cell>
          <table:table-cell table:number-columns-repeated="2"/>
          <table:table-cell office:value-type="string">
            <text:p>Franc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Boraginaceae</text:p>
          </table:table-cell>
          <table:table-cell office:value-type="string">
            <text:p>comfrey</text:p>
          </table:table-cell>
          <table:table-cell office:value-type="string">
            <text:p>Symphytum officinale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asparagus, apple</text:p>
          </table:table-cell>
          <table:table-cell table:number-columns-repeated="2"/>
          <table:table-cell office:value-type="string">
            <text:p>Bulgaria</text:p>
          </table:table-cell>
        </table:table-row>
        <table:table-row table:style-name="ro1">
          <table:table-cell/>
          <table:table-cell office:value-type="string">
            <text:p>lacy phacelia</text:p>
          </table:table-cell>
          <table:table-cell office:value-type="string">
            <text:p>Phacelia tanacetifolia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lettuce, tomato, cabbage, legumes</text:p>
          </table:table-cell>
          <table:table-cell table:number-columns-repeated="2"/>
          <table:table-cell office:value-type="string">
            <text:p>Mexico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aryophyllaceae</text:p>
          </table:table-cell>
          <table:table-cell office:value-type="string">
            <text:p>spurrey (corn)</text:p>
          </table:table-cell>
          <table:table-cell office:value-type="string">
            <text:p>Spergula arvensis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United Kingdo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Lamiaceae</text:p>
          </table:table-cell>
          <table:table-cell office:value-type="string">
            <text:p>beebalm (scarlet)</text:p>
          </table:table-cell>
          <table:table-cell office:value-type="string">
            <text:p>Monarda didyma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tomato</text:p>
          </table:table-cell>
          <table:table-cell table:number-columns-repeated="2"/>
          <table:table-cell office:value-type="string">
            <text:p>US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olanaceae</text:p>
          </table:table-cell>
          <table:table-cell office:value-type="string">
            <text:p>petunia</text:p>
          </table:table-cell>
          <table:table-cell office:value-type="string">
            <text:p>Petunia × atkinsiana</text:p>
          </table:table-cell>
          <table:table-cell table:number-columns-repeated="6"/>
          <table:table-cell office:value-type="string">
            <text:p>cucurbits, asparagus</text:p>
          </table:table-cell>
          <table:table-cell table:number-columns-repeated="2"/>
          <table:table-cell office:value-type="string">
            <text:p>Argentin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ropaeolaceae</text:p>
          </table:table-cell>
          <table:table-cell office:value-type="string">
            <text:p>nasturtium (garden)</text:p>
          </table:table-cell>
          <table:table-cell office:value-type="string">
            <text:p>Tropaeolum majus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brassicas, asparagus, cabbage, cucurbits, radish, tomatoes, apple, beans, tomatoes</text:p>
          </table:table-cell>
          <table:table-cell table:number-columns-repeated="2"/>
          <table:table-cell office:value-type="string">
            <text:p>Peru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Violaceae</text:p>
          </table:table-cell>
          <table:table-cell office:value-type="string">
            <text:p>pansy (garden)</text:p>
          </table:table-cell>
          <table:table-cell office:value-type="string">
            <text:p>Viola tricolor var hortensis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alliums, onions</text:p>
          </table:table-cell>
          <table:table-cell table:number-columns-repeated="2"/>
          <table:table-cell office:value-type="string">
            <text:p>Italy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otes: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1: annual / biennial / perennial ; when marked as A &amp; B, it depends on the cultivar whether it's annual or biennial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2: <text:s/>monoecious / dioecious</text:p>
          </table:table-cell>
          <table:table-cell table:number-columns-repeated="12"/>
        </table:table-row>
        <table:table-row table:style-name="ro1">
          <table:table-cell office:value-type="string">
            <text:p>3: <text:s/>for the plant spacing: the first number means the space (in cm) between the plants, the second number means the space between the rows.</text:p>
          </table:table-cell>
          <table:table-cell table:number-columns-repeated="12"/>
        </table:table-row>
        <table:table-row table:style-name="ro1">
          <table:table-cell office:value-type="string">
            <text:p>4: perennial in zones where winter is mild</text:p>
          </table:table-cell>
          <table:table-cell table:number-columns-repeated="12"/>
        </table:table-row>
        <table:table-row table:style-name="ro1">
          <table:table-cell office:value-type="string">
            <text:p>5: This can be Full Sun (FSu), Partial Sun/Shade (PS), or Full Shade (FSh). </text:p>
          </table:table-cell>
          <table:table-cell table:number-columns-repeated="12"/>
        </table:table-row>
        <table:table-row table:style-name="ro1">
          <table:table-cell office:value-type="string">
            <text:p>6: When standard soil will do (pH of 6,6 to 7,3), loam-based (so with regular drainage) and with regular nutrient-richness, nothing is marked. When there are</text:p>
          </table:table-cell>
          <table:table-cell table:number-columns-repeated="12"/>
        </table:table-row>
        <table:table-row table:style-name="ro1">
          <table:table-cell office:value-type="string">
            <text:p>deviations of this, it is marked.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 office:value-type="string">
            <text:p>References</text:p>
          </table:table-cell>
        </table:table-row>
        <table:table-row table:style-name="ro2">
          <table:table-cell table:style-name="ce1" office:value-type="string">
            <text:p>1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2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3: <text:a xlink:href="https://en.wikipedia.org/wiki/Spinach">https://en.wikipedia.org/wiki/Spinach</text:a></text:p>
          </table:table-cell>
        </table:table-row>
        <table:table-row table:style-name="ro2">
          <table:table-cell office:value-type="string">
            <text:p>4: <text:a xlink:href="https://en.wikipedia.org/wiki/Onion">https://en.wikipedia.org/wiki/Onion</text:a></text:p>
          </table:table-cell>
        </table:table-row>
        <table:table-row table:style-name="ro2">
          <table:table-cell office:value-type="string">
            <text:p>5: <text:a xlink:href="https://en.wikipedia.org/wiki/Shallot">https://en.wikipedia.org/wiki/Shallot</text:a></text:p>
          </table:table-cell>
        </table:table-row>
        <table:table-row table:style-name="ro2">
          <table:table-cell office:value-type="string">
            <text:p>6: <text:a xlink:href="https://en.wikipedia.org/wiki/Garlic#Origin_and_major_types">https://en.wikipedia.org/wiki/Garlic#Origin_and_major_types</text:a></text:p>
          </table:table-cell>
        </table:table-row>
        <table:table-row table:style-name="ro2">
          <table:table-cell office:value-type="string">
            <text:p>7: <text:a xlink:href="https://en.wikipedia.org/wiki/Allium_ampeloprasum">https://en.wikipedia.org/wiki/Allium_ampeloprasum</text:a></text:p>
          </table:table-cell>
        </table:table-row>
        <table:table-row table:style-name="ro2">
          <table:table-cell office:value-type="string">
            <text:p>8: <text:a xlink:href="https://en.wikipedia.org/wiki/Artichoke">https://en.wikipedia.org/wiki/Artichoke</text:a></text:p>
          </table:table-cell>
        </table:table-row>
        <table:table-row table:style-name="ro2">
          <table:table-cell office:value-type="string">
            <text:p>9: <text:a xlink:href="https://en.wikipedia.org/wiki/Jerusalem_artichoke">https://en.wikipedia.org/wiki/Jerusalem_artichoke</text:a></text:p>
          </table:table-cell>
        </table:table-row>
        <table:table-row table:style-name="ro2">
          <table:table-cell office:value-type="string">
            <text:p>10: <text:a xlink:href="https://en.wikipedia.org/wiki/Tragopogon_porrifolius">https://en.wikipedia.org/wiki/Tragopogon_porrifolius</text:a></text:p>
          </table:table-cell>
        </table:table-row>
        <table:table-row table:style-name="ro2">
          <table:table-cell office:value-type="string">
            <text:p>11: <text:a xlink:href="https://en.wikipedia.org/wiki/Scorzonera_hispanica">https://en.wikipedia.org/wiki/Scorzonera_hispanica</text:a></text:p>
          </table:table-cell>
        </table:table-row>
        <table:table-row table:style-name="ro2">
          <table:table-cell office:value-type="string">
            <text:p>12: <text:a xlink:href="https://en.wikipedia.org/wiki/Radish">https://en.wikipedia.org/wiki/Radish</text:a></text:p>
          </table:table-cell>
        </table:table-row>
        <table:table-row table:style-name="ro2">
          <table:table-cell office:value-type="string">
            <text:p>13: <text:a xlink:href="https://en.wikipedia.org/wiki/Mizuna">https://en.wikipedia.org/wiki/Mizuna</text:a></text:p>
          </table:table-cell>
        </table:table-row>
        <table:table-row table:style-name="ro2">
          <table:table-cell office:value-type="string">
            <text:p>14: <text:a xlink:href="http://www.inspection.gc.ca/plants/plants-with-novel-traits/applicants/directive-94-08/biology-documents/brassica-juncea/eng/1330727837568/1330727899677">http://www.inspection.gc.ca/plants/plants-with-novel-traits/applicants/directive-94-08/biology-documents/brassica-juncea/eng/1330727837568/1330727899677</text:a></text:p>
          </table:table-cell>
        </table:table-row>
        <table:table-row table:style-name="ro2">
          <table:table-cell office:value-type="string">
            <text:p>15: <text:a xlink:href="https://en.wikipedia.org/wiki/Bok_choy">https://en.wikipedia.org/wiki/Bok_choy</text:a></text:p>
          </table:table-cell>
        </table:table-row>
        <table:table-row table:style-name="ro2">
          <table:table-cell office:value-type="string">
            <text:p>16: <text:a xlink:href="https://en.wikipedia.org/wiki/Eruca_sativa">https://en.wikipedia.org/wiki/Eruca_sativa</text:a></text:p>
          </table:table-cell>
        </table:table-row>
        <table:table-row table:style-name="ro2">
          <table:table-cell office:value-type="string">
            <text:p>17: <text:a xlink:href="https://en.wikipedia.org/wiki/Kale">https://en.wikipedia.org/wiki/Kale</text:a></text:p>
          </table:table-cell>
        </table:table-row>
        <table:table-row table:style-name="ro2">
          <table:table-cell office:value-type="string">
            <text:p>18: <text:a xlink:href="https://en.wikipedia.org/wiki/Barbarea_verna">https://en.wikipedia.org/wiki/Barbarea_verna</text:a></text:p>
          </table:table-cell>
        </table:table-row>
        <table:table-row table:style-name="ro2">
          <table:table-cell office:value-type="string">
            <text:p>19: <text:a xlink:href="https://en.wikipedia.org/wiki/Cabbage">https://en.wikipedia.org/wiki/Cabbage</text:a></text:p>
          </table:table-cell>
        </table:table-row>
        <table:table-row table:style-name="ro2">
          <table:table-cell office:value-type="string">
            <text:p>20: <text:a xlink:href="https://en.wikipedia.org/wiki/Brussels_sprout">https://en.wikipedia.org/wiki/Brussels_sprout</text:a></text:p>
          </table:table-cell>
        </table:table-row>
        <table:table-row table:style-name="ro2">
          <table:table-cell office:value-type="string">
            <text:p>21: <text:a xlink:href="https://en.wikipedia.org/wiki/Turnip">https://en.wikipedia.org/wiki/Turnip</text:a></text:p>
          </table:table-cell>
        </table:table-row>
        <table:table-row table:style-name="ro2">
          <table:table-cell office:value-type="string">
            <text:p>22: <text:a xlink:href="https://en.wikipedia.org/wiki/Rutabaga">https://en.wikipedia.org/wiki/Rutabaga</text:a></text:p>
          </table:table-cell>
        </table:table-row>
        <table:table-row table:style-name="ro2">
          <table:table-cell office:value-type="string">
            <text:p>23: <text:a xlink:href="https://en.wikipedia.org/wiki/Broccoli">https://en.wikipedia.org/wiki/Broccoli</text:a></text:p>
          </table:table-cell>
        </table:table-row>
        <table:table-row table:style-name="ro2">
          <table:table-cell office:value-type="string">
            <text:p>24: <text:a xlink:href="https://en.wikipedia.org/wiki/Kohlrabi">https://en.wikipedia.org/wiki/Kohlrabi</text:a></text:p>
          </table:table-cell>
        </table:table-row>
        <table:table-row table:style-name="ro2">
          <table:table-cell office:value-type="string">
            <text:p>25: <text:a xlink:href="https://en.wikipedia.org/wiki/Cauliflower">https://en.wikipedia.org/wiki/Cauliflower</text:a></text:p>
          </table:table-cell>
        </table:table-row>
        <table:table-row table:style-name="ro2">
          <table:table-cell office:value-type="string">
            <text:p>26: <text:a xlink:href="https://en.wikipedia.org/wiki/Cucurbita_maxima">https://en.wikipedia.org/wiki/Cucurbita_maxima</text:a></text:p>
          </table:table-cell>
        </table:table-row>
        <table:table-row table:style-name="ro2">
          <table:table-cell office:value-type="string">
            <text:p>27: <text:a xlink:href="https://en.wikipedia.org/wiki/Vicia_faba">https://en.wikipedia.org/wiki/Vicia_faba</text:a></text:p>
          </table:table-cell>
        </table:table-row>
        <table:table-row table:style-name="ro2">
          <table:table-cell office:value-type="string">
            <text:p>28: <text:a xlink:href="https://genomebiology.biomedcentral.com/articles/10.1186/s13059-017-1190-6">https://genomebiology.biomedcentral.com/articles/10.1186/s13059-017-1190-6</text:a></text:p>
          </table:table-cell>
        </table:table-row>
        <table:table-row table:style-name="ro2">
          <table:table-cell office:value-type="string">
            <text:p>29: <text:a xlink:href="https://en.wikipedia.org/wiki/Pea">https://en.wikipedia.org/wiki/Pea</text:a></text:p>
          </table:table-cell>
        </table:table-row>
        <table:table-row table:style-name="ro2">
          <table:table-cell office:value-type="string">
            <text:p>30: <text:a xlink:href="https://en.wikipedia.org/wiki/Potato">https://en.wikipedia.org/wiki/Potato</text:a></text:p>
          </table:table-cell>
        </table:table-row>
        <table:table-row table:style-name="ro2">
          <table:table-cell office:value-type="string">
            <text:p>31: <text:a xlink:href="https://en.wikipedia.org/wiki/Tomato">https://en.wikipedia.org/wiki/Tomato</text:a></text:p>
          </table:table-cell>
        </table:table-row>
        <table:table-row table:style-name="ro2">
          <table:table-cell office:value-type="string">
            <text:p>32: <text:a xlink:href="https://en.wikipedia.org/wiki/Carrot">https://en.wikipedia.org/wiki/Carrot</text:a></text:p>
          </table:table-cell>
        </table:table-row>
        <table:table-row table:style-name="ro2">
          <table:table-cell office:value-type="string">
            <text:p>33: <text:a xlink:href="https://en.wikipedia.org/wiki/Celery">https://en.wikipedia.org/wiki/Celery</text:a></text:p>
          </table:table-cell>
        </table:table-row>
        <table:table-row table:style-name="ro2">
          <table:table-cell office:value-type="string">
            <text:p>34: <text:a xlink:href="https://en.wikipedia.org/wiki/Parsnip">https://en.wikipedia.org/wiki/Parsnip</text:a></text:p>
          </table:table-cell>
        </table:table-row>
        <table:table-row table:style-name="ro2">
          <table:table-cell office:value-type="string">
            <text:p>35: <text:a xlink:href="https://en.wikipedia.org/wiki/Fennel">https://en.wikipedia.org/wiki/Fennel</text:a></text:p>
          </table:table-cell>
        </table:table-row>
        <table:table-row table:style-name="ro2">
          <table:table-cell office:value-type="string">
            <text:p>36: <text:a xlink:href="https://www.thespruce.com/the-history-of-dill-1807592">https://www.thespruce.com/the-history-of-dill-1807592</text:a></text:p>
          </table:table-cell>
        </table:table-row>
        <table:table-row table:style-name="ro2">
          <table:table-cell office:value-type="string">
            <text:p>37: <text:a xlink:href="http://theepicentre.com/spice/parsley/">http://theepicentre.com/spice/parsley/</text:a></text:p>
          </table:table-cell>
        </table:table-row>
        <table:table-row table:style-name="ro2">
          <table:table-cell office:value-type="string">
            <text:p>38: <text:a xlink:href="https://en.wikipedia.org/wiki/Endive">https://en.wikipedia.org/wiki/Endive</text:a></text:p>
          </table:table-cell>
        </table:table-row>
        <table:table-row table:style-name="ro2">
          <table:table-cell office:value-type="string">
            <text:p>39: <text:a xlink:href="https://en.wikipedia.org/wiki/Radicchio">https://en.wikipedia.org/wiki/Radicchio</text:a></text:p>
          </table:table-cell>
        </table:table-row>
        <table:table-row table:style-name="ro2">
          <table:table-cell office:value-type="string">
            <text:p>40: <text:a xlink:href="https://en.wikipedia.org/wiki/Asparagus">https://en.wikipedia.org/wiki/Asparagus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31/05/2018</text:date>, <text:time>13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5-31T13:18:42.73</dc:date>
    <dc:creator>Lutjens </dc:creator>
    <meta:editing-duration>PT15H26M50S</meta:editing-duration>
    <meta:editing-cycles>76</meta:editing-cycles>
    <meta:document-statistic meta:table-count="2" meta:cell-count="122" meta:object-count="0"/>
  </office:meta>
</office:document-meta>
</file>